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f0b19" officeooo:paragraph-rsid="000f0b19"/>
    </style:style>
    <style:style style:name="P2" style:family="paragraph" style:parent-style-name="Standard">
      <style:text-properties officeooo:rsid="00116e2f" officeooo:paragraph-rsid="00116e2f"/>
    </style:style>
    <style:style style:name="T1" style:family="text">
      <style:text-properties officeooo:rsid="000f87b7"/>
    </style:style>
    <style:style style:name="T2" style:family="text">
      <style:text-properties officeooo:rsid="00116e2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paper was about a study about investigating the effectiveness of using social robot to teach english vocabulary as a foreign language to children that speak dutch. The study specifically explored the impact of robot physical appearance and use of iconic gestures.</text:p>
      <text:p text:style-name="P1"/>
      <text:p text:style-name="P1">There were 194 dutch speaking children between the age of 5 and 6, who participated in a series of seven to one lessons. Each lesson was presented on a tablet along with a NAO robot named as Robin, who was working as a peer learner with children. Total 34 English words were targeted. </text:p>
      <text:p text:style-name="P1"/>
      <text:p text:style-name="P1">They mentioned four experimental conditions to isolate the effects of the robot and its gestures. Like robot with and without gesture, with tablet only and one where children interacted with robot but were not receiving any language tutorial.</text:p>
      <text:p text:style-name="P1"/>
      <text:p text:style-name="P1">Following results were <text:span text:style-name="T1">drawn, in terms of tutoring effectiveness the experiment shows that children successfully learned english vocabulary from the robot bring the tutor, which was performing significantly better than the control group. Where as , in robot vs tablet no significant differences were found in learning gains. However, the iconic gestures </text:span><text:span text:style-name="T2">also had no beneficial effect in word retention,</text:span><text:span text:style-name="T1"> which similar studies in past suggested that it should have enhance </text:span><text:span text:style-name="T2">learning. Lastly, children with prior knowledge of vocabulary in their native dutch tended to learn more english words.</text:span></text:p>
      <text:p text:style-name="P1"/>
      <text:p text:style-name="P2">The author has suggested the dominance of tablet have overtaken the consideration pf physical robot presence, as children often focused more on screen then the robot sitting along with viewing angle 90 degrees.</text:p>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22T14:13:06.947572451</meta:creation-date>
    <dc:date>2026-04-22T14:39:17.791805681</dc:date>
    <meta:editing-duration>PT5M40S</meta:editing-duration>
    <meta:editing-cycles>1</meta:editing-cycles>
    <meta:generator>LibreOffice/7.3.7.2$Linux_X86_64 LibreOffice_project/30$Build-2</meta:generator>
    <meta:document-statistic meta:table-count="0" meta:image-count="0" meta:object-count="0" meta:page-count="1" meta:paragraph-count="5" meta:word-count="255" meta:character-count="1594" meta:non-whitespace-character-count="1343"/>
  </office:meta>
</office:document-meta>
</file>